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2.947c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Times New Roman" fo:font-size="12pt" officeooo:rsid="001a4f08" officeooo:paragraph-rsid="001a4f08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fo:font-style="italic" fo:font-weight="normal" officeooo:rsid="000db710" officeooo:paragraph-rsid="00185656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Table_20_Contents">
      <style:text-properties style:font-name="Times New Roman" fo:font-size="12pt" officeooo:rsid="000db710" officeooo:paragraph-rsid="0023e52d" style:font-size-asian="12pt" style:font-size-complex="12pt"/>
    </style:style>
    <style:style style:name="P7" style:family="paragraph" style:parent-style-name="Azione_20_attore">
      <style:text-properties style:font-name="Times New Roman" fo:font-size="12pt" officeooo:rsid="000db710" officeooo:paragraph-rsid="000cf989" style:font-size-asian="12pt" style:font-size-complex="12pt"/>
    </style:style>
    <style:style style:name="P8" style:family="paragraph" style:parent-style-name="Azione_20_attore" style:list-style-name="Numerazione_20_UC">
      <style:text-properties style:font-name="Times New Roman" fo:font-size="12pt" officeooo:rsid="001a4f08" officeooo:paragraph-rsid="001ebdd2" style:font-size-asian="12pt" style:font-size-complex="12pt"/>
    </style:style>
    <style:style style:name="P9" style:family="paragraph" style:parent-style-name="Azione_20_attore" style:list-style-name="">
      <style:text-properties style:font-name="Times New Roman" fo:font-size="12pt" officeooo:rsid="000cf989" officeooo:paragraph-rsid="000cf989" style:font-size-asian="12pt" style:font-size-complex="12pt"/>
    </style:style>
    <style:style style:name="P10" style:family="paragraph" style:parent-style-name="Azione_20_attore">
      <style:text-properties style:font-name="Times New Roman" fo:font-size="12pt" fo:font-weight="normal" officeooo:rsid="001ebdd2" officeooo:paragraph-rsid="001ebdd2" style:font-size-asian="12pt" style:font-weight-asian="normal" style:font-size-complex="12pt" style:font-weight-complex="normal"/>
    </style:style>
    <style:style style:name="P11" style:family="paragraph" style:parent-style-name="Azione_20_attore">
      <style:paragraph-properties fo:margin-left="-0.014cm" fo:margin-right="0.014cm" fo:text-indent="0cm" style:auto-text-indent="false"/>
      <style:text-properties style:font-name="Times New Roman" fo:font-size="12pt" officeooo:rsid="0022237f" officeooo:paragraph-rsid="001ebdd2" style:font-size-asian="12pt" style:font-size-complex="12pt"/>
    </style:style>
    <style:style style:name="P12" style:family="paragraph" style:parent-style-name="Azione_20_attore">
      <style:paragraph-properties fo:margin-left="-0.014cm" fo:margin-right="0.014cm" fo:text-indent="0cm" style:auto-text-indent="false"/>
      <style:text-properties style:font-name="Times New Roman" fo:font-size="12pt" officeooo:rsid="001ebdd2" officeooo:paragraph-rsid="001ebdd2" style:font-size-asian="12pt" style:font-size-complex="12pt"/>
    </style:style>
    <style:style style:name="P13" style:family="paragraph" style:parent-style-name="Azione_20_attore">
      <style:paragraph-properties fo:margin-left="-0.041cm" fo:margin-right="0.014cm" fo:text-indent="0cm" style:auto-text-indent="false"/>
      <style:text-properties style:font-name="Times New Roman" fo:font-size="12pt" officeooo:rsid="0022237f" officeooo:paragraph-rsid="001ebdd2" style:font-size-asian="12pt" style:font-size-complex="12pt"/>
    </style:style>
    <style:style style:name="P14" style:family="paragraph" style:parent-style-name="Azione_20_sistema" style:list-style-name="Numerazione_20_UC">
      <style:text-properties style:font-name="Times New Roman" fo:font-size="12pt" officeooo:rsid="0022237f" officeooo:paragraph-rsid="001ebdd2" style:font-size-asian="12pt" style:font-size-complex="12pt"/>
    </style:style>
    <style:style style:name="P15" style:family="paragraph" style:parent-style-name="Azione_20_sistema">
      <style:text-properties style:font-name="Times New Roman" fo:font-size="12pt" officeooo:rsid="0022237f" officeooo:paragraph-rsid="0022237f" style:font-size-asian="12pt" style:font-size-complex="12pt"/>
    </style:style>
    <style:style style:name="P16" style:family="paragraph" style:parent-style-name="Azione_20_sistema" style:list-style-name="Numerazione_20_UC">
      <style:text-properties style:font-name="Times New Roman" fo:font-size="12pt" officeooo:rsid="001ebdd2" officeooo:paragraph-rsid="001ebdd2" style:font-size-asian="12pt" style:font-size-complex="12pt"/>
    </style:style>
    <style:style style:name="P17" style:family="paragraph" style:parent-style-name="Azione_20_sistema">
      <style:text-properties style:font-name="Times New Roman" fo:font-size="12pt" officeooo:rsid="0015e382" officeooo:paragraph-rsid="0015e382" style:font-size-asian="12pt" style:font-size-complex="12pt"/>
    </style:style>
    <style:style style:name="P18" style:family="paragraph" style:parent-style-name="Azione_20_sistema">
      <style:paragraph-properties fo:margin-left="-0.014cm" fo:margin-right="0.014cm" fo:text-indent="0cm" style:auto-text-indent="false"/>
      <style:text-properties style:font-name="Times New Roman" fo:font-size="12pt" officeooo:rsid="0022237f" officeooo:paragraph-rsid="001ebdd2" style:font-size-asian="12pt" style:font-size-complex="12pt"/>
    </style:style>
    <style:style style:name="P19" style:family="paragraph" style:parent-style-name="Azione_20_sistema">
      <style:paragraph-properties fo:margin-left="-0.014cm" fo:margin-right="0.014cm" fo:text-indent="0cm" style:auto-text-indent="false"/>
      <style:text-properties style:font-name="Times New Roman" fo:font-size="12pt" officeooo:rsid="001ebdd2" officeooo:paragraph-rsid="001ebdd2" style:font-size-asian="12pt" style:font-size-complex="12pt"/>
    </style:style>
    <style:style style:name="P20" style:family="paragraph" style:parent-style-name="Azione_20_sistema" style:list-style-name="Numerazione_20_UC">
      <style:paragraph-properties fo:margin-left="-0.004cm" fo:margin-right="0.028cm" fo:text-indent="-0.032cm" style:auto-text-indent="false">
        <style:tab-stops>
          <style:tab-stop style:position="0.55cm"/>
        </style:tab-stops>
      </style:paragraph-properties>
      <style:text-properties style:font-name="Times New Roman" fo:font-size="12pt" officeooo:rsid="001ebdd2" officeooo:paragraph-rsid="001ebdd2" style:font-size-asian="12pt" style:font-size-complex="12pt"/>
    </style:style>
    <style:style style:name="P21" style:family="paragraph" style:parent-style-name="Azione_20_sistema">
      <style:paragraph-properties fo:margin-left="-0.041cm" fo:margin-right="0.014cm" fo:text-indent="0cm" style:auto-text-indent="false"/>
      <style:text-properties style:font-name="Times New Roman" fo:font-size="12pt" officeooo:rsid="001ebdd2" officeooo:paragraph-rsid="001ebdd2" style:font-size-asian="12pt" style:font-size-complex="12pt"/>
    </style:style>
    <style:style style:name="T1" style:family="text">
      <style:text-properties officeooo:rsid="0014a617"/>
    </style:style>
    <style:style style:name="T2" style:family="text">
      <style:text-properties officeooo:rsid="00185656"/>
    </style:style>
    <style:style style:name="T3" style:family="text">
      <style:text-properties officeooo:rsid="001a4f08"/>
    </style:style>
    <style:style style:name="T4" style:family="text">
      <style:text-properties officeooo:rsid="001ebdd2"/>
    </style:style>
    <style:style style:name="T5" style:family="text">
      <style:text-properties officeooo:rsid="0022237f"/>
    </style:style>
    <style:style style:name="T6" style:family="text">
      <style:text-properties officeooo:rsid="0023114b"/>
    </style:style>
    <style:style style:name="T7" style:family="text">
      <style:text-properties officeooo:rsid="0023e5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<text:span text:style-name="T4">scenario</text:span></text:p>
          </table:table-cell>
          <table:table-cell table:style-name="Tabella33.B1" office:value-type="string">
            <text:p text:style-name="P6"><text:span text:style-name="T7">Compilazione Questionario</text:span></text:p>
          </table:table-cell>
        </table:table-row>
        <table:table-row table:style-name="Tabella33.2">
          <table:table-cell table:style-name="Tabella33.A2" office:value-type="string">
            <text:p text:style-name="P3"><text:span text:style-name="T4">Istanza degli a</text:span>ttori partecipanti</text:p>
          </table:table-cell>
          <table:table-cell table:style-name="Tabella33.B2" office:value-type="string">
            <text:p text:style-name="P4"><text:span text:style-name="T5">Giovanna</text:span><text:span text:style-name="T4">: </text:span><text:span text:style-name="T5">Genitore</text:span></text:p>
          </table:table-cell>
        </table:table-row>
        <table:table-row table:style-name="Tabella33.3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list xml:id="list30450274" text:style-name="Numerazione_20_UC">
              <text:list-header>
                <text:p text:style-name="P7"/>
              </text:list-header>
              <text:list-item>
                <text:p text:style-name="P11">Giovanna è mamma di un bambino all'asilo e chiacchierando con le altre mamme ha saputo che c'è un nuovo questionario disponibile riguardante il servizio mensa che ancora non ha compilato.</text:p>
                <text:p text:style-name="P18"/>
              </text:list-item>
              <text:list-item>
                <text:p text:style-name="P12"><text:span text:style-name="T5">Giovanna</text:span> si collega ad @silo e dopo aver effettuato il login, clicca su <text:span text:style-name="T5">Questionari</text:span>. </text:p>
                <text:p text:style-name="P19"/>
              </text:list-item>
              <text:list-item>
                <text:p text:style-name="P8"><text:span text:style-name="T6">Giovanna</text:span><text:span text:style-name="T4"> seleziona </text:span><text:span text:style-name="T5">Questionario qualità Mensa.</text:span></text:p>
                <text:p text:style-name="P14"/>
              </text:list-item>
              <text:list-item>
                <text:p text:style-name="P15"><text:s/>Il sistema mostra a linda il questionario da compilare.</text:p>
                <text:p text:style-name="P16"/>
              </text:list-item>
              <text:list-item>
                <text:p text:style-name="P20"><text:span text:style-name="T6">Giovanna</text:span> <text:span text:style-name="T5">salta le domande relative ai propri dati personali perché già compilate e risponde alle altre domande.</text:span></text:p>
                <text:p text:style-name="P10"/>
              </text:list-item>
              <text:list-item>
                <text:p text:style-name="P21"><text:span text:style-name="T6">Giovanna</text:span> <text:span text:style-name="T5">sottomette il questionario.</text:span></text:p>
                <text:p text:style-name="P13"/>
              </text:list-item>
              <text:list-item>
                <text:p text:style-name="P17">Il sistema <text:span text:style-name="T4">mostra un messaggio con scritto “</text:span><text:span text:style-name="T5">Grazie per aver compilato il questionario</text:span><text:span text:style-name="T4">”.</text:span></text:p>
              </text:list-item>
            </text:list>
            <text:p text:style-name="P9"/>
          </table:table-cell>
        </table:table-row>
      </table:table>
      <text:p text:style-name="P1"/>
      <text:p text:style-name="P5"><text:span text:style-name="T4">SC</text:span><text:span text:style-name="T2">_H_</text:span><text:span text:style-name="T5">49</text:span><text:span text:style-name="T2">_</text:span><text:span text:style-name="T5">compilazione_questionario</text:span><text:span text:style-name="T2">: </text:span><text:span text:style-name="T5">Compilazione di un nuovo questionar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7</meta:editing-cycles>
    <meta:generator>LibreOffice/3.6$Windows_x86 LibreOffice_project/2ef5aff-a6fb0ff-166bdff-cf087ad-0f1389</meta:generator>
    <dc:date>2012-12-29T10:32:56.22</dc:date>
    <meta:document-statistic meta:table-count="1" meta:image-count="0" meta:object-count="0" meta:page-count="1" meta:paragraph-count="13" meta:word-count="119" meta:character-count="805" meta:non-whitespace-character-count="704"/>
  </office:meta>
</office:document-meta>
</file>